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3" style:family="table">
      <style:table-properties style:width="17cm" table:align="margins"/>
    </style:style>
    <style:style style:name="表3.A" style:family="table-column">
      <style:table-column-properties style:column-width="8.5cm" style:rel-column-width="32767*"/>
    </style:style>
    <style:style style:name="表3.B" style:family="table-column">
      <style:table-column-properties style:column-width="8.5cm" style:rel-column-width="32768*"/>
    </style:style>
    <style:style style:name="表3.A1" style:family="table-cell">
      <style:table-cell-properties fo:padding="0.097cm" fo:border-left="0.05pt solid #000000" fo:border-right="none" fo:border-top="0.05pt solid #000000" fo:border-bottom="0.05pt solid #000000"/>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background-color="transparent"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9" style:family="table">
      <style:table-properties style:width="17cm" table:align="margins"/>
    </style:style>
    <style:style style:name="表9.A" style:family="table-column">
      <style:table-column-properties style:column-width="8.5cm" style:rel-column-width="32767*"/>
    </style:style>
    <style:style style:name="表9.B" style:family="table-column">
      <style:table-column-properties style:column-width="8.5cm" style:rel-column-width="32768*"/>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Title">
      <style:text-properties officeooo:rsid="04384b3d" officeooo:paragraph-rsid="04384b3d" style:language-asian="ja" style:country-asian="JP"/>
    </style:style>
    <style:style style:name="P3" style:family="paragraph" style:parent-style-name="Text_20_body">
      <style:text-properties officeooo:rsid="064d74c0" officeooo:paragraph-rsid="064d74c0" style:language-asian="ja" style:country-asian="JP"/>
    </style:style>
    <style:style style:name="P4" style:family="paragraph" style:parent-style-name="Text_20_body">
      <style:text-properties officeooo:rsid="068bba00" officeooo:paragraph-rsid="069a4c26" style:language-asian="ja" style:country-asian="JP"/>
    </style:style>
    <style:style style:name="P5" style:family="paragraph" style:parent-style-name="Text_20_body">
      <style:text-properties officeooo:paragraph-rsid="070380d7"/>
    </style:style>
    <style:style style:name="P6" style:family="paragraph" style:parent-style-name="Text_20_body">
      <style:text-properties officeooo:paragraph-rsid="07379ddb"/>
    </style:style>
    <style:style style:name="P7" style:family="paragraph" style:parent-style-name="記述例">
      <style:text-properties officeooo:rsid="06ad5309" style:language-asian="ja" style:country-asian="JP"/>
    </style:style>
    <style:style style:name="P8" style:family="paragraph" style:parent-style-name="記述例">
      <style:text-properties officeooo:rsid="068d1837" officeooo:paragraph-rsid="06abe2ec"/>
    </style:style>
    <style:style style:name="P9" style:family="paragraph" style:parent-style-name="Table_20_Contents">
      <style:text-properties style:language-asian="ja" style:country-asian="JP"/>
    </style:style>
    <style:style style:name="P10" style:family="paragraph" style:parent-style-name="Table_20_Contents">
      <style:text-properties officeooo:paragraph-rsid="066ee042" style:language-asian="ja" style:country-asian="JP"/>
    </style:style>
    <style:style style:name="P11" style:family="paragraph" style:parent-style-name="Table_20_Contents">
      <style:text-properties officeooo:paragraph-rsid="0688c9a1" style:language-asian="ja" style:country-asian="JP"/>
    </style:style>
    <style:style style:name="P12" style:family="paragraph" style:parent-style-name="Table_20_Contents">
      <style:text-properties officeooo:paragraph-rsid="07024296" style:language-asian="ja" style:country-asian="JP"/>
    </style:style>
    <style:style style:name="P13" style:family="paragraph" style:parent-style-name="Table_20_Contents">
      <style:text-properties officeooo:rsid="069bddd9" officeooo:paragraph-rsid="069c347f" style:language-asian="ja" style:country-asian="JP"/>
    </style:style>
    <style:style style:name="P14" style:family="paragraph" style:parent-style-name="Table_20_Contents">
      <style:text-properties officeooo:rsid="069bddd9" officeooo:paragraph-rsid="0710ba21" style:language-asian="ja" style:country-asian="JP"/>
    </style:style>
    <style:style style:name="P15" style:family="paragraph" style:parent-style-name="Table_20_Contents">
      <style:text-properties officeooo:rsid="06d79d2d" officeooo:paragraph-rsid="07024296" style:language-asian="ja" style:country-asian="JP"/>
    </style:style>
    <style:style style:name="P16" style:family="paragraph" style:parent-style-name="Table_20_Contents">
      <style:text-properties officeooo:rsid="06d79d2d" officeooo:paragraph-rsid="0705ba6f" style:language-asian="ja" style:country-asian="JP"/>
    </style:style>
    <style:style style:name="P17" style:family="paragraph" style:parent-style-name="Table_20_Contents">
      <style:text-properties officeooo:rsid="07068f75" officeooo:paragraph-rsid="07068f75" style:language-asian="ja" style:country-asian="JP"/>
    </style:style>
    <style:style style:name="P18" style:family="paragraph" style:parent-style-name="Table_20_Contents">
      <style:text-properties officeooo:paragraph-rsid="07189663" style:language-asian="ja" style:country-asian="JP"/>
    </style:style>
    <style:style style:name="P19" style:family="paragraph" style:parent-style-name="Table_20_Contents">
      <style:text-properties officeooo:paragraph-rsid="0721827a" style:language-asian="ja" style:country-asian="JP"/>
    </style:style>
    <style:style style:name="P20" style:family="paragraph" style:parent-style-name="Table_20_Contents">
      <style:text-properties officeooo:paragraph-rsid="06af073f"/>
    </style:style>
    <style:style style:name="P21" style:family="paragraph" style:parent-style-name="Table_20_Contents">
      <style:text-properties officeooo:rsid="06af073f" officeooo:paragraph-rsid="06af073f"/>
    </style:style>
    <style:style style:name="P22" style:family="paragraph" style:parent-style-name="Table_20_Contents">
      <style:text-properties officeooo:rsid="066362bb" officeooo:paragraph-rsid="066362bb"/>
    </style:style>
    <style:style style:name="P23" style:family="paragraph" style:parent-style-name="Table_20_Contents">
      <style:text-properties officeooo:rsid="0668d0bb" officeooo:paragraph-rsid="0668d0bb"/>
    </style:style>
    <style:style style:name="P24" style:family="paragraph" style:parent-style-name="Table_20_Contents">
      <style:text-properties officeooo:rsid="066b8c6c" officeooo:paragraph-rsid="066b8c6c"/>
    </style:style>
    <style:style style:name="P25" style:family="paragraph" style:parent-style-name="Table_20_Contents">
      <style:text-properties officeooo:rsid="066ee042" officeooo:paragraph-rsid="066ee042"/>
    </style:style>
    <style:style style:name="P26" style:family="paragraph" style:parent-style-name="Table_20_Contents">
      <style:text-properties officeooo:rsid="067046c0" officeooo:paragraph-rsid="067046c0"/>
    </style:style>
    <style:style style:name="P27" style:family="paragraph" style:parent-style-name="Table_20_Contents">
      <style:text-properties officeooo:rsid="06715982" officeooo:paragraph-rsid="06715982"/>
    </style:style>
    <style:style style:name="P28" style:family="paragraph" style:parent-style-name="Table_20_Contents">
      <style:text-properties officeooo:rsid="069def20" officeooo:paragraph-rsid="069def20"/>
    </style:style>
    <style:style style:name="P29" style:family="paragraph" style:parent-style-name="Table_20_Contents">
      <style:text-properties officeooo:rsid="07068f75" officeooo:paragraph-rsid="07068f75"/>
    </style:style>
    <style:style style:name="P30" style:family="paragraph" style:parent-style-name="Table_20_Contents">
      <style:text-properties officeooo:rsid="07068f75" officeooo:paragraph-rsid="070a25ff"/>
    </style:style>
    <style:style style:name="P31" style:family="paragraph" style:parent-style-name="Table_20_Heading">
      <style:text-properties officeooo:paragraph-rsid="07024296"/>
    </style:style>
    <style:style style:name="P32" style:family="paragraph" style:parent-style-name="Table_20_Heading">
      <style:text-properties officeooo:paragraph-rsid="0705ba6f"/>
    </style:style>
    <style:style style:name="P33" style:family="paragraph" style:parent-style-name="Table_20_Heading">
      <style:text-properties officeooo:paragraph-rsid="070a25ff"/>
    </style:style>
    <style:style style:name="P34"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35" style:family="paragraph" style:parent-style-name="Text_20_body">
      <style:paragraph-properties fo:margin-left="0cm" fo:margin-right="0cm" fo:text-indent="0cm" style:auto-text-indent="false"/>
      <style:text-properties officeooo:paragraph-rsid="06a5dae5" style:language-asian="ja" style:country-asian="JP"/>
    </style:style>
    <style:style style:name="P36" style:family="paragraph" style:parent-style-name="Heading_20_1">
      <style:text-properties officeooo:rsid="0656a3cd" officeooo:paragraph-rsid="0656a3cd" style:language-asian="ja" style:country-asian="JP"/>
    </style:style>
    <style:style style:name="P37" style:family="paragraph" style:parent-style-name="Heading_20_1">
      <style:text-properties officeooo:rsid="06c0a463" style:language-asian="ja" style:country-asian="JP"/>
    </style:style>
    <style:style style:name="P38" style:family="paragraph" style:parent-style-name="Heading_20_1">
      <style:text-properties officeooo:rsid="07519988" officeooo:paragraph-rsid="07519988" style:language-asian="ja" style:country-asian="JP"/>
    </style:style>
    <style:style style:name="P39" style:family="paragraph" style:parent-style-name="Heading_20_1">
      <style:text-properties officeooo:rsid="068bba00"/>
    </style:style>
    <style:style style:name="P40" style:family="paragraph" style:parent-style-name="Heading_20_1">
      <style:text-properties officeooo:rsid="0707adf9" officeooo:paragraph-rsid="0707adf9"/>
    </style:style>
    <style:style style:name="P41" style:family="paragraph" style:parent-style-name="Heading_20_1">
      <style:paragraph-properties fo:margin-top="0.148cm" fo:margin-bottom="0.215cm" style:contextual-spacing="false"/>
    </style:style>
    <style:style style:name="P42" style:family="paragraph" style:parent-style-name="Heading_20_2">
      <style:text-properties officeooo:rsid="06a736ee" officeooo:paragraph-rsid="06a736ee" style:language-asian="ja" style:country-asian="JP"/>
    </style:style>
    <style:style style:name="P43" style:family="paragraph" style:parent-style-name="Heading_20_2">
      <style:text-properties officeooo:rsid="068d1837" officeooo:paragraph-rsid="068d1837" style:language-asian="ja" style:country-asian="JP"/>
    </style:style>
    <style:style style:name="P44" style:family="paragraph" style:parent-style-name="Heading_20_2">
      <style:text-properties officeooo:rsid="068d1837" officeooo:paragraph-rsid="06c2672e" style:language-asian="ja" style:country-asian="JP"/>
    </style:style>
    <style:style style:name="P45" style:family="paragraph" style:parent-style-name="Heading_20_2">
      <style:text-properties officeooo:rsid="068d1837" officeooo:paragraph-rsid="070094ef" style:language-asian="ja" style:country-asian="JP"/>
    </style:style>
    <style:style style:name="P46" style:family="paragraph" style:parent-style-name="Heading_20_2">
      <style:text-properties officeooo:rsid="068d1837" officeooo:paragraph-rsid="070380d7" style:language-asian="ja" style:country-asian="JP"/>
    </style:style>
    <style:style style:name="P47" style:family="paragraph" style:parent-style-name="Heading_20_2">
      <style:text-properties officeooo:rsid="068d1837" officeooo:paragraph-rsid="070a25ff" style:language-asian="ja" style:country-asian="JP"/>
    </style:style>
    <style:style style:name="P48" style:family="paragraph" style:parent-style-name="Heading_20_2">
      <style:text-properties officeooo:rsid="065027ce" officeooo:paragraph-rsid="06a2b6d7" style:language-asian="ja" style:country-asian="JP"/>
    </style:style>
    <style:style style:name="P49" style:family="paragraph" style:parent-style-name="Heading_20_2">
      <style:text-properties officeooo:rsid="065027ce" officeooo:paragraph-rsid="07024296" style:language-asian="ja" style:country-asian="JP"/>
    </style:style>
    <style:style style:name="P50" style:family="paragraph" style:parent-style-name="Heading_20_2">
      <style:text-properties officeooo:rsid="065027ce" officeooo:paragraph-rsid="0705ba6f" style:language-asian="ja" style:country-asian="JP"/>
    </style:style>
    <style:style style:name="P51" style:family="paragraph" style:parent-style-name="Heading_20_2">
      <style:text-properties officeooo:rsid="065027ce" officeooo:paragraph-rsid="070a25ff" style:language-asian="ja" style:country-asian="JP"/>
    </style:style>
    <style:style style:name="P52" style:family="paragraph" style:parent-style-name="Heading_20_2">
      <style:text-properties officeooo:rsid="065dce2d"/>
    </style:style>
    <style:style style:name="P53" style:family="paragraph" style:parent-style-name="Heading_20_2">
      <style:text-properties officeooo:rsid="065027ce"/>
    </style:style>
    <style:style style:name="P54" style:family="paragraph" style:parent-style-name="Heading_20_2">
      <style:text-properties officeooo:rsid="065027ce" officeooo:paragraph-rsid="06a5dae5"/>
    </style:style>
    <style:style style:name="P55" style:family="paragraph" style:parent-style-name="Heading_20_2">
      <style:text-properties officeooo:rsid="065027ce" officeooo:paragraph-rsid="06abe2ec"/>
    </style:style>
    <style:style style:name="P56" style:family="paragraph" style:parent-style-name="記述例" style:master-page-name="">
      <style:paragraph-properties style:page-number="auto" fo:keep-with-next="always"/>
      <style:text-properties officeooo:rsid="065950ba" officeooo:paragraph-rsid="06a5dae5"/>
    </style:style>
    <style:style style:name="P57" style:family="paragraph" style:parent-style-name="記述例">
      <style:text-properties officeooo:rsid="06ad5309" officeooo:paragraph-rsid="06c2672e" style:language-asian="ja" style:country-asian="JP"/>
    </style:style>
    <style:style style:name="P58" style:family="paragraph" style:parent-style-name="記述例">
      <style:text-properties officeooo:rsid="06ad5309" officeooo:paragraph-rsid="070094ef" style:language-asian="ja" style:country-asian="JP"/>
    </style:style>
    <style:style style:name="P59" style:family="paragraph" style:parent-style-name="記述例">
      <style:text-properties officeooo:rsid="06ad5309" officeooo:paragraph-rsid="070380d7" style:language-asian="ja" style:country-asian="JP"/>
    </style:style>
    <style:style style:name="P60" style:family="paragraph" style:parent-style-name="記述例">
      <style:text-properties officeooo:rsid="06ad5309" officeooo:paragraph-rsid="070a25ff" style:language-asian="ja" style:country-asian="JP"/>
    </style:style>
    <style:style style:name="P61" style:family="paragraph" style:parent-style-name="Text_20_body" style:list-style-name="L1">
      <style:text-properties officeooo:rsid="065027ce" officeooo:paragraph-rsid="06546840" style:language-asian="ja" style:country-asian="JP"/>
    </style:style>
    <style:style style:name="P62" style:family="paragraph" style:parent-style-name="Text_20_body">
      <style:text-properties officeooo:rsid="065027ce" officeooo:paragraph-rsid="06576715" style:language-asian="ja" style:country-asian="JP"/>
    </style:style>
    <style:style style:name="P63" style:family="paragraph" style:parent-style-name="Text_20_body" style:list-style-name="L1">
      <style:text-properties officeooo:rsid="043eb990" officeooo:paragraph-rsid="06546840" style:language-asian="ja" style:country-asian="JP"/>
    </style:style>
    <style:style style:name="P64" style:family="paragraph" style:parent-style-name="Text_20_body" style:list-style-name="L1">
      <style:text-properties officeooo:rsid="043be129" style:language-asian="ja" style:country-asian="JP"/>
    </style:style>
    <style:style style:name="P65" style:family="paragraph" style:parent-style-name="Text_20_body" style:list-style-name="L1">
      <style:text-properties officeooo:rsid="043be129" officeooo:paragraph-rsid="06548b56" style:language-asian="ja" style:country-asian="JP"/>
    </style:style>
    <style:style style:name="P66" style:family="paragraph" style:parent-style-name="Text_20_body" style:list-style-name="L1">
      <style:text-properties officeooo:rsid="043be129" officeooo:paragraph-rsid="0749afd0" style:language-asian="ja" style:country-asian="JP"/>
    </style:style>
    <style:style style:name="P67" style:family="paragraph" style:parent-style-name="Text_20_body" style:list-style-name="L1">
      <style:text-properties officeooo:rsid="06546840" officeooo:paragraph-rsid="06548b56" style:language-asian="ja" style:country-asian="JP"/>
    </style:style>
    <style:style style:name="P68" style:family="paragraph" style:parent-style-name="Text_20_body" style:list-style-name="L1">
      <style:text-properties officeooo:rsid="06546840" officeooo:paragraph-rsid="06546840" style:language-asian="ja" style:country-asian="JP"/>
    </style:style>
    <style:style style:name="P69" style:family="paragraph" style:parent-style-name="Text_20_body">
      <style:text-properties officeooo:rsid="06c0c662" officeooo:paragraph-rsid="06afb7c2" style:language-asian="ja" style:country-asian="JP"/>
    </style:style>
    <style:style style:name="P70" style:family="paragraph" style:parent-style-name="Text_20_body">
      <style:text-properties officeooo:rsid="06f93ccc" officeooo:paragraph-rsid="06f93ccc" style:language-asian="ja" style:country-asian="JP"/>
    </style:style>
    <style:style style:name="P71" style:family="paragraph" style:parent-style-name="Text_20_body" style:list-style-name="L1">
      <style:text-properties officeooo:rsid="0749afd0" officeooo:paragraph-rsid="0749afd0" style:language-asian="ja" style:country-asian="JP"/>
    </style:style>
    <style:style style:name="P72" style:family="paragraph" style:parent-style-name="Text_20_body" style:list-style-name="L1">
      <style:text-properties officeooo:rsid="074f5835" officeooo:paragraph-rsid="074f5835" style:language-asian="ja" style:country-asian="JP"/>
    </style:style>
    <style:style style:name="P73" style:family="paragraph" style:parent-style-name="Text_20_body">
      <style:text-properties officeooo:rsid="07519988" officeooo:paragraph-rsid="07519988"/>
    </style:style>
    <style:style style:name="P74"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75" style:family="paragraph" style:parent-style-name="Text_20_body">
      <style:paragraph-properties fo:margin-left="0cm" fo:margin-right="0cm" fo:text-align="start" style:justify-single-word="false" fo:text-indent="0cm" style:auto-text-indent="false"/>
      <style:text-properties officeooo:rsid="068d1837" officeooo:paragraph-rsid="07553f69" style:language-asian="ja" style:country-asian="JP"/>
    </style:style>
    <style:style style:name="P76" style:family="paragraph" style:parent-style-name="Table_20_Contents">
      <style:text-properties officeooo:rsid="06d79d2d" officeooo:paragraph-rsid="07024296"/>
    </style:style>
    <style:style style:name="P77" style:family="paragraph" style:parent-style-name="Table_20_Contents">
      <style:text-properties officeooo:rsid="07068f75" officeooo:paragraph-rsid="070a25ff" style:language-asian="ja" style:country-asian="JP"/>
    </style:style>
    <style:style style:name="T1" style:family="text">
      <style:text-properties style:language-asian="ja" style:country-asian="JP"/>
    </style:style>
    <style:style style:name="T2" style:family="text">
      <style:text-properties officeooo:rsid="0659f533" style:language-asian="ja" style:country-asian="JP"/>
    </style:style>
    <style:style style:name="T3" style:family="text">
      <style:text-properties officeooo:rsid="065b7ec7" style:language-asian="ja" style:country-asian="JP"/>
    </style:style>
    <style:style style:name="T4" style:family="text">
      <style:text-properties officeooo:rsid="065950ba" style:language-asian="ja" style:country-asian="JP"/>
    </style:style>
    <style:style style:name="T5" style:family="text">
      <style:text-properties officeooo:rsid="06a736ee" style:language-asian="ja" style:country-asian="JP"/>
    </style:style>
    <style:style style:name="T6" style:family="text">
      <style:text-properties officeooo:rsid="06af073f" style:language-asian="ja" style:country-asian="JP"/>
    </style:style>
    <style:style style:name="T7" style:family="text">
      <style:text-properties officeooo:rsid="070380d7" style:language-asian="ja" style:country-asian="JP"/>
    </style:style>
    <style:style style:name="T8" style:family="text">
      <style:text-properties officeooo:rsid="07068f75" style:language-asian="ja" style:country-asian="JP"/>
    </style:style>
    <style:style style:name="T9" style:family="text">
      <style:text-properties officeooo:rsid="043be129" style:language-asian="ja" style:country-asian="JP"/>
    </style:style>
    <style:style style:name="T10" style:family="text">
      <style:text-properties fo:font-style="italic" officeooo:rsid="06a736ee" style:language-asian="ja" style:country-asian="JP" style:font-style-asian="italic" style:font-style-complex="italic"/>
    </style:style>
    <style:style style:name="T11" style:family="text">
      <style:text-properties officeooo:rsid="065027ce"/>
    </style:style>
    <style:style style:name="T12" style:family="text">
      <style:text-properties officeooo:rsid="0663dcf6"/>
    </style:style>
    <style:style style:name="T13" style:family="text">
      <style:text-properties officeooo:rsid="06846cde"/>
    </style:style>
    <style:style style:name="T14" style:family="text">
      <style:text-properties officeooo:rsid="06867494"/>
    </style:style>
    <style:style style:name="T15" style:family="text">
      <style:text-properties fo:font-style="normal" officeooo:rsid="06a736ee" style:language-asian="ja" style:country-asian="JP" style:font-style-asian="normal" style:font-style-complex="normal"/>
    </style:style>
    <style:style style:name="T16" style:family="text">
      <style:text-properties officeooo:rsid="06af073f"/>
    </style:style>
    <style:style style:name="T17" style:family="text">
      <style:text-properties officeooo:rsid="070d9166"/>
    </style:style>
    <style:style style:name="T18" style:family="text">
      <style:text-properties officeooo:rsid="0710ba21"/>
    </style:style>
    <style:style style:name="T19" style:family="text">
      <style:text-properties officeooo:rsid="07224ddc"/>
    </style:style>
    <style:style style:name="T20" style:family="text">
      <style:text-properties officeooo:rsid="0723bb97"/>
    </style:style>
    <style:style style:name="T21" style:family="text">
      <style:text-properties officeooo:rsid="0748d7fa"/>
    </style:style>
    <style:style style:name="T22" style:family="text">
      <style:text-properties officeooo:rsid="074e780a"/>
    </style:style>
    <style:style style:name="T23" style:family="text">
      <style:text-properties officeooo:rsid="074f9e16"/>
    </style:style>
    <style:style style:name="T24" style:family="text">
      <style:text-properties officeooo:rsid="07585c42"/>
    </style:style>
    <style:style style:name="T25" style:family="text">
      <style:text-properties officeooo:rsid="07591d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PIONE</text:span>コマンド使用方法</text:p>
      <text:h text:style-name="P41" text:outline-level="1">概要</text:h>
      <text:p text:style-name="P3">PIONEに含まれるユーザ及び管理者が使用するコマンドの使用法を<text:span text:style-name="T22">、</text:span>オプションの指定方法を中心に説明する。</text:p>
      <text:h text:style-name="Heading_20_2" text:outline-level="2"><text:span text:style-name="T9">コマンド一覧</text:span></text:h>
      <text:list xml:id="list3831204506877718981" text:style-name="L1">
        <text:list-item>
          <text:p text:style-name="P61">汎用コマンド</text:p>
          <text:list>
            <text:list-item>
              <text:p text:style-name="P72">pione<text:tab/><text:tab/><text:tab/><text:tab/>パッケージ作成等の各種の操作を行なう</text:p>
            </text:list-item>
          </text:list>
        </text:list-item>
        <text:list-item>
          <text:p text:style-name="P61">定義書処理用コマンド</text:p>
          <text:list>
            <text:list-item>
              <text:p text:style-name="P63"><text:span text:style-name="T11">pione-client</text:span><text:tab/><text:tab/><text:tab/><text:span text:style-name="T11">PIONE定義書の処理依頼を行う</text:span></text:p>
            </text:list-item>
            <text:list-item>
              <text:p text:style-name="P64"><text:span text:style-name="T11">pione-broker</text:span><text:tab/><text:tab/><text:tab/>ブローカの起動を行う</text:p>
            </text:list-item>
          </text:list>
        </text:list-item>
        <text:list-item>
          <text:p text:style-name="P65">管理用コマンド</text:p>
          <text:list>
            <text:list-item>
              <text:p text:style-name="P67">pione-clean<text:tab/><text:tab/><text:tab/>一時ファイル領域の消去を行う</text:p>
            </text:list-item>
          </text:list>
        </text:list-item>
        <text:list-item>
          <text:p text:style-name="P66">アクション補助コマンド</text:p>
          <text:list>
            <text:list-item>
              <text:p text:style-name="P68">pione-val<text:tab/><text:tab/><text:tab/>式の評価結果を確認する</text:p>
            </text:list-item>
            <text:list-item>
              <text:p text:style-name="P71">pione-interactive<text:tab/><text:tab/>インタラクティブ操作を開始する</text:p>
            </text:list-item>
          </text:list>
        </text:list-item>
      </text:list>
      <text:h text:style-name="P52" text:outline-level="2">共通オプション</text:h>
      <text:p text:style-name="Text_20_body">下記は全てのコマンドに共通するオプションで<text:span text:style-name="T23">ある。</text:span></text:p>
      <table:table table:name="表3" table:style-name="表3">
        <table:table-column table:style-name="表3.A"/>
        <table:table-column table:style-name="表3.B"/>
        <table:table-row>
          <table:table-cell table:style-name="表3.A1" office:value-type="string">
            <text:p text:style-name="Table_20_Heading">オプション</text:p>
          </table:table-cell>
          <table:table-cell table:style-name="表3.B1" office:value-type="string">
            <text:p text:style-name="Table_20_Heading">説明</text:p>
          </table:table-cell>
        </table:table-row>
        <table:table-row>
          <table:table-cell table:style-name="表3.A2" office:value-type="string">
            <text:p text:style-name="P21">-h, --help</text:p>
          </table:table-cell>
          <table:table-cell table:style-name="表3.B2" office:value-type="string">
            <text:p text:style-name="P9">コマンドのヘルプを表示する。</text:p>
          </table:table-cell>
        </table:table-row>
        <table:table-row>
          <table:table-cell table:style-name="表3.A2" office:value-type="string">
            <text:p text:style-name="P21">-v, --version</text:p>
          </table:table-cell>
          <table:table-cell table:style-name="表3.B2" office:value-type="string">
            <text:p text:style-name="P20"><text:span text:style-name="T16">PIONE</text:span><text:span text:style-name="T6">のバージョン情報を表示する。</text:span></text:p>
          </table:table-cell>
        </table:table-row>
      </table:table>
      <text:h text:style-name="P38" text:outline-level="1">コマンドpione</text:h>
      <text:p text:style-name="P73">コマンドpioneは、PIONEに関わる各種の操作を行なう汎用コマンドで<text:span text:style-name="T25">ある</text:span>。このコマンド<text:span text:style-name="T24">はサブコマンドを指定する事で操作の指定を行なう。</text:span></text:p>
      <text:p text:style-name="P73"/>
      <text:p text:style-name="P73"/>
      <text:h text:style-name="P36" text:outline-level="1">pione-client</text:h>
      <text:p text:style-name="P62">PIONE定義書の処理依頼を行う。このコマンドはブローカに向け処理を依頼するだけでなく、タプル空間やタスクワーカの提供も行う。従ってクライアントプロセスのみによる定義書の単体処理を実施可能である。定義書の指定が必須であり、指定されない場合、エラーとなる。</text:p>
      <text:h text:style-name="P42" text:outline-level="2">使用方法</text:h>
      <text:p text:style-name="記述例"><text:span text:style-name="T5">pione-client </text:span><text:span text:style-name="T15">[options]</text:span><text:span text:style-name="T5"> </text:span><text:span text:style-name="T10">file</text:span></text:p>
      <text:h text:style-name="P53" text:outline-level="2"><text:soft-page-break/>オプション</text:h>
      <table:table table:name="表1" table:style-name="表1">
        <table:table-column table:style-name="表1.A"/>
        <table:table-column table:style-name="表1.B"/>
        <table:table-header-rows>
          <table:table-row>
            <table:table-cell table:style-name="表1.A1" office:value-type="string">
              <text:p text:style-name="Table_20_Heading">オプション</text:p>
            </table:table-cell>
            <table:table-cell table:style-name="表1.B1" office:value-type="string">
              <text:p text:style-name="Table_20_Heading">説明</text:p>
            </table:table-cell>
          </table:table-row>
        </table:table-header-rows>
        <table:table-row>
          <table:table-cell table:style-name="表1.A5" office:value-type="string">
            <text:p text:style-name="P22">-o, --output=URI</text:p>
          </table:table-cell>
          <table:table-cell table:style-name="表1.B5" office:value-type="string">
            <text:p text:style-name="P11"><text:span text:style-name="T14">PIONE定義書の</text:span>処理結果を<text:span text:style-name="T12">URIが指すディレクトリに出力する。ここには処理結果だけでなく入力データのコピーや中間処理結果等も配置される。従って、URIがディレクトリを指さない場合、エラーとなる。オプション指定がない場合には、URIとして「local:./output/」が設定される。</text:span></text:p>
          </table:table-cell>
        </table:table-row>
        <table:table-row>
          <table:table-cell table:style-name="表1.A5" office:value-type="string">
            <text:p text:style-name="P22">-i, --input=URI</text:p>
          </table:table-cell>
          <table:table-cell table:style-name="表1.B5" office:value-type="string">
            <text:p text:style-name="P18">メインルールに対する入力データが存在するディレクトリを<text:span text:style-name="T12">URIにより指定する。URIがディレクトリを指さない場合、エラーとなる。オプション指定がない場合には、入力データが存在しないと見做される。</text:span></text:p>
          </table:table-cell>
        </table:table-row>
        <table:table-row>
          <table:table-cell table:style-name="表1.A5" office:value-type="string">
            <text:p text:style-name="P23">-t, --task-worker=N</text:p>
          </table:table-cell>
          <table:table-cell table:style-name="表1.B5" office:value-type="string">
            <text:p text:style-name="P9">タスクワーカの最大プロセス起動数を指定する。クライアント起動時には、この最大数のワーカが同時に起動される。指定しない場合、デフォルトの起動数が設定される。</text:p>
          </table:table-cell>
        </table:table-row>
        <table:table-row>
          <table:table-cell table:style-name="表1.A5" office:value-type="string">
            <text:p text:style-name="P24">--params="{Var:1, ...}"</text:p>
          </table:table-cell>
          <table:table-cell table:style-name="表1.B5" office:value-type="string">
            <text:p text:style-name="P9">メインルールに渡すパラメータを指定する。パラメータの内容は<text:span text:style-name="T13">PIONE</text:span>定義書記法におけるパラメータ型の値として記述する事により指定する。</text:p>
          </table:table-cell>
        </table:table-row>
        <table:table-row>
          <table:table-cell table:style-name="表1.A9" office:value-type="string">
            <text:p text:style-name="P25">--stream</text:p>
          </table:table-cell>
          <table:table-cell table:style-name="表1.B9" office:value-type="string">
            <text:p text:style-name="P10">ストリームモードを有効にして起動する。入力ディレクトリの監視を行い、追加入力があった場合にメインルールの再実行処理を行う。</text:p>
          </table:table-cell>
        </table:table-row>
        <table:table-row>
          <table:table-cell table:style-name="表1.A9" office:value-type="string">
            <text:p text:style-name="P25">--<text:span text:style-name="T17">presence-</text:span>notifi<text:span text:style-name="T17">cation</text:span>-address=255.255.255.255:56000</text:p>
          </table:table-cell>
          <table:table-cell table:style-name="表1.B9" office:value-type="string">
            <text:p text:style-name="P10">存在通知に用いるブロードキャストアドレス及びポート番号を指定する。ポート番号は省略が可能であり、その場合にはデフォルトのポート番号が使用される。特定のネットワークインターフェースに向けてブロードキャストしたい場合、もしくは一時的に存在通知ポートを変更したい場合に使用する。</text:p>
          </table:table-cell>
        </table:table-row>
        <table:table-row>
          <table:table-cell table:style-name="表1.A9" office:value-type="string">
            <text:p text:style-name="P26">--stand-alone</text:p>
          </table:table-cell>
          <table:table-cell table:style-name="表1.B9" office:value-type="string">
            <text:p text:style-name="P19">スタンドアローンモードを有効にして起動する。ブローカの関与なしに処理を行いたい場合に使用する。このモードが有効である場合には、タプル空間プロバイダは使用しない。従ってネットワーク上にブローカが存在していても、ブローカからタスクワーカが供給されない。</text:p>
          </table:table-cell>
        </table:table-row>
        <table:table-row>
          <table:table-cell table:style-name="表1.A9" office:value-type="string">
            <text:p text:style-name="P26">--request-task-worker<text:span text:style-name="T19">=N</text:span></text:p>
          </table:table-cell>
          <table:table-cell table:style-name="表1.B9" office:value-type="string">
            <text:p text:style-name="P10">タスクワーカの要求数を指定する。要求数はブローカによるタスクワーカの割当の判断材料となる。</text:p>
          </table:table-cell>
        </table:table-row>
        <table:table-row>
          <table:table-cell table:style-name="表1.A10" office:value-type="string">
            <text:p text:style-name="P27">--dry-run</text:p>
          </table:table-cell>
          <table:table-cell table:style-name="表1.B10" office:value-type="string">
            <text:p text:style-name="P10">ドライランモードを有効にして起動する。このモードにより起動した場合、実際にはシェルスクリプトが実行されず、空の出力ファイルが得られる。定義書のフローを確認したい場合に使用する。</text:p>
          </table:table-cell>
        </table:table-row>
      </table:table>
      <text:h text:style-name="P54" text:outline-level="2">使用例</text:h>
      <text:p text:style-name="P56">pione-client example/CountChar/CountChar.pione -i example/CountChar/text -t 4</text:p>
      <text:p text:style-name="P35"><text:span text:style-name="T2">タスクワーカを</text:span><text:span text:style-name="T20">４</text:span><text:span text:style-name="T3">つ起動し、定義書「</text:span><text:span text:style-name="T4">example/CountChar/CountChar.pione</text:span><text:span text:style-name="T3">」の処理を行う。</text:span></text:p>
      <text:h text:style-name="P39" text:outline-level="1">pione-broker</text:h>
      <text:p text:style-name="P4">クライアント側からの処理要求を受け付ける為にブローカの起動を行う。ブローカの多重起動は基本的に不可であるが、存在通知の受信ポート番号が重複しないよう設定すれば可能である。</text:p>
      <text:h text:style-name="P43" text:outline-level="2">使用方法</text:h>
      <text:p text:style-name="P7">pione-broker [options]</text:p>
      <text:h text:style-name="P48" text:outline-level="2"><text:soft-page-break/>オプション</text:h>
      <table:table table:name="表2" table:style-name="表2">
        <table:table-column table:style-name="表2.A"/>
        <table:table-column table:style-name="表2.B"/>
        <table:table-row>
          <table:table-cell table:style-name="表2.A1" office:value-type="string">
            <text:p text:style-name="Table_20_Heading">オプション</text:p>
          </table:table-cell>
          <table:table-cell table:style-name="表2.B1" office:value-type="string">
            <text:p text:style-name="Table_20_Heading">説明</text:p>
          </table:table-cell>
        </table:table-row>
        <table:table-row>
          <table:table-cell table:style-name="表2.A2" office:value-type="string">
            <text:p text:style-name="Table_20_Contents">-t, --task-worker=N</text:p>
          </table:table-cell>
          <table:table-cell table:style-name="表2.B2" office:value-type="string">
            <text:p text:style-name="P13">ブローカにより起動されるタスクワーカの最大プロセス起動数を指定する。この起動数を指定しない場合、デフォルトの最大起動数が設定される。</text:p>
          </table:table-cell>
        </table:table-row>
        <table:table-row>
          <table:table-cell table:style-name="表2.A2" office:value-type="string">
            <text:p text:style-name="P28">--presence-port=N</text:p>
          </table:table-cell>
          <table:table-cell table:style-name="表2.B2" office:value-type="string">
            <text:p text:style-name="P9">存在通知のポート番号を指定する。指定しない場合、デフォルトのポート番号が使用される。</text:p>
          </table:table-cell>
        </table:table-row>
        <table:table-row>
          <table:table-cell table:style-name="表2.A2" office:value-type="string">
            <text:p text:style-name="Table_20_Contents">--daemon</text:p>
          </table:table-cell>
          <table:table-cell table:style-name="表2.B2" office:value-type="string">
            <text:p text:style-name="P14">デーモンモードによる起動を行う。</text:p>
            <text:p text:style-name="P14"><text:span text:style-name="T18">※</text:span>デーモンモード時に子プロセスの起動に失敗する場合がある為、現在のところ使用不可。当面の間、nohup等により代替する事。</text:p>
          </table:table-cell>
        </table:table-row>
      </table:table>
      <text:h text:style-name="P55" text:outline-level="2">使用例</text:h>
      <text:p text:style-name="P75">タスクワーカの最大プロセス数を４に設定し、ブローカを起動する。</text:p>
      <text:p text:style-name="P8">pione-broker -t 4</text:p>
      <text:h text:style-name="P37" text:outline-level="1">pione-clean</text:h>
      <text:p text:style-name="P69">PIONEが使用する一時ファイル領域（ファイルキャッシュ及びルール実行時の作業領域）の削除を行う。一時ファイル領域は各ユーザ毎に作成されており、このコマンドが削除するのは実行ユーザが作成した分の一時ファイル領域である。従って、他ユーザのPIONE実行には影響を与えない。逆に自身のプロセスには影響を与えるので、他にPIONEプロセスが存在していない事を確認してから実行する事。</text:p>
      <text:h text:style-name="P44" text:outline-level="2">使用方法</text:h>
      <text:p text:style-name="P57">pione-clean</text:p>
      <text:h text:style-name="P40" text:outline-level="1"><text:span text:style-name="T1">pione-val</text:span></text:h>
      <text:p text:style-name="P6"><text:span text:style-name="T7">PIONE定義書記法により記述された式の評価結果を確認する。対話的に評価結果を表示する。コマンドを終了するには、</text:span><text:span text:style-name="T8">Ctr+Cを押下する事。</text:span></text:p>
      <text:h text:style-name="P47" text:outline-level="2">使用方法</text:h>
      <text:p text:style-name="P60">pione-val [options]</text:p>
      <text:h text:style-name="P51" text:outline-level="2">オプション</text:h>
      <table:table table:name="表9" table:style-name="表9">
        <table:table-column table:style-name="表9.A"/>
        <table:table-column table:style-name="表9.B"/>
        <table:table-header-rows>
          <table:table-row>
            <table:table-cell table:style-name="表9.A1" office:value-type="string">
              <text:p text:style-name="P33">オプション</text:p>
            </table:table-cell>
            <table:table-cell table:style-name="表9.B1" office:value-type="string">
              <text:p text:style-name="P33">説明</text:p>
            </table:table-cell>
          </table:table-row>
        </table:table-header-rows>
        <table:table-row>
          <table:table-cell table:style-name="表9.A2" office:value-type="string">
            <text:p text:style-name="P30">-e, --expr=EXPR</text:p>
          </table:table-cell>
          <table:table-cell table:style-name="表9.B2" office:value-type="string">
            <text:p text:style-name="P77">指定の式を評価する。このオプションが指定された場合、対話的な実行ではなく、指定の式の評価後にコマンドは終了する。</text:p>
          </table:table-cell>
        </table:table-row>
      </table:table>
      <text:p text:style-name="P34"/>
      <text:p text:style-name="P34"/>
      <text:p text:style-name="P34">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コマンド使用法概要<text:tab/><text:tab/></text:p>
        <text:p text:style-name="MP1"><text:tab/><text:tab/>㈱なうデータ研究所</text:p>
      </style:header>
      <style:footer>
        <text:p text:style-name="Footer"><text:tab/>－<text:page-number text:select-page="current">3</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18H2M20S</meta:editing-duration>
    <meta:editing-cycles>5874</meta:editing-cycles>
    <meta:generator>LibreOffice/4.2.6.3$Linux_X86_64 LibreOffice_project/420m0$Build-3</meta:generator>
    <dc:date>2014-11-13T08:18:43.807496612</dc:date>
    <meta:print-date>2012-11-13T15:59:54.50</meta:print-date>
    <dc:creator>Keita Yamaguchi</dc:creator>
    <meta:document-statistic meta:table-count="4" meta:image-count="0" meta:object-count="0" meta:page-count="3" meta:paragraph-count="86" meta:word-count="2011" meta:character-count="2633" meta:non-whitespace-character-count="2591"/>
    <meta:user-defined meta:name="Info 1"/>
    <meta:user-defined meta:name="Info 2"/>
    <meta:user-defined meta:name="Info 3"/>
    <meta:user-defined meta:name="Info 4"/>
  </office:meta>
</office:document-meta>
</file>